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Thu Oct 16 20:11:03 2014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Thu Oct 16 20:11:03 2014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path id="rect165261" draw:style-name="style0" draw:layer="layout" svg:x="0.000cm" svg:y="0.000cm" svg:width="28.199cm" svg:height="15.000cm" svg:viewBox="0.0 0.0 28200.000 15000.000" svg:d="M 0.000 0.000 L 28200.000 0.000 L 28200.000 15000.000 L 0.000 15000.000 L 0.000 0.000 Z">
            <!-- 5 nodes -->
          </draw:path>
          <draw:path id="path4102" draw:style-name="style1" draw:layer="layout" svg:x="18.277cm" svg:y="3.278cm" svg:width="3.217cm" svg:height="4.228cm" svg:viewBox="0.0 0.0 3217.926 4228.673" svg:d="M 37982.081 6556.816 C 37965.589 6556.315 37947.671 6559.009 37928.644 6566.191 C 37832.450 6599.701 37690.184 6658.085 37584.581 6686.191 C 37573.670 6684.817 37564.237 6684.529 37561.144 6691.816 C 37549.204 6694.612 37536.980 6696.657 37526.456 6698.379 C 37430.827 6717.144 37435.072 6717.687 37525.520 6865.254 C 37492.430 7028.524 37509.025 6977.075 37574.270 6945.879 C 37577.048 6950.582 37577.956 6952.225 37580.833 6957.129 C 37580.893 6957.219 37601.329 6956.163 37618.333 6955.254 C 37510.013 7009.974 37401.436 7063.901 37292.083 7116.504 C 37222.320 7148.895 37152.093 7179.729 37081.145 7209.316 C 37070.188 7213.329 37059.281 7217.467 37048.333 7221.504 C 37048.423 7222.116 37048.243 7222.767 37048.333 7223.379 C 37036.475 7228.437 37024.789 7233.891 37012.708 7238.379 C 37006.003 7240.869 36988.780 7238.589 36992.083 7244.941 C 37015.481 7289.899 37041.310 7333.091 37068.020 7376.191 C 37074.382 7426.822 37081.384 7477.444 37092.395 7527.129 C 37059.951 7546.193 37027.343 7565.285 36994.895 7584.316 C 36882.997 7674.947 36726.757 7714.750 36621.770 7814.941 C 36598.708 7836.950 36546.758 7860.400 36560.833 7889.004 C 36608.237 7985.340 36702.482 8050.214 36774.583 8129.941 C 36718.811 8165.959 36665.239 8204.386 36615.208 8248.066 C 36597.221 8305.975 36537.241 8365.643 36560.833 8421.504 C 36593.645 8499.197 36680.950 8545.818 36756.770 8582.754 C 36818.744 8612.944 37173.460 8499.925 37244.270 8480.566 C 37276.238 8471.215 37307.991 8461.052 37339.895 8451.504 C 37316.314 8461.949 37296.178 8470.356 37278.958 8477.754 C 37278.190 8478.084 37276.900 8478.366 37276.147 8478.690 C 37271.564 8479.425 37267.624 8479.977 37266.772 8482.440 C 37266.682 8482.680 37266.802 8483.100 37266.772 8483.376 C 37152.286 8533.950 37203.484 8539.172 37382.084 8849.001 C 37390.706 8863.958 37414.504 8838.665 37430.834 8833.063 C 37461.553 8822.525 37608.247 8769.511 37625.834 8762.751 C 37659.534 8749.796 37692.691 8736.014 37726.147 8722.438 C 37810.610 8697.064 37895.069 8672.395 37980.209 8649.313 C 37904.705 8700.082 37699.857 8842.907 37710.209 8889.313 C 37732.006 8987.029 37791.363 9072.538 37832.084 9164.001 C 37944.292 9180.579 38045.479 9136.599 38149.897 9108.688 C 38080.582 9212.262 37993.828 9304.777 37910.834 9397.438 C 37806.954 9514.253 37686.163 9617.912 37611.772 9756.501 C 37666.218 9845.082 37696.005 9956.130 37775.834 10022.751 C 37816.538 10056.719 38057.689 9946.654 38193.022 9882.126 C 38181.364 9890.413 38170.018 9899.188 38158.334 9907.438 C 38027.105 9961.749 37901.619 10028.015 37786.147 10114.626 C 37638.574 10249.905 37594.175 10240.428 37815.209 10537.438 C 37862.980 10601.629 38169.535 10377.944 38207.084 10352.751 C 38252.255 10321.525 38297.092 10289.595 38342.084 10258.063 C 38388.790 10239.914 38436.617 10224.342 38484.584 10209.313 C 38452.026 10246.238 38417.565 10282.025 38382.397 10315.251 C 38252.836 10411.446 38254.109 10377.658 38475.209 10610.563 C 38497.654 10668.871 38514.179 10688.079 38540.834 10679.938 C 38541.854 10681.051 38542.619 10681.630 38543.645 10682.749 C 38559.779 10700.339 38585.930 10662.251 38607.395 10651.812 C 38711.880 10600.996 38661.952 10623.940 38767.708 10577.749 C 38784.477 10572.353 38801.853 10566.491 38819.270 10560.874 C 38818.442 10568.381 38817.077 10578.856 38816.459 10584.312 C 38806.717 10692.508 38871.267 10806.413 38999.272 10782.124 C 39022.201 10777.773 39034.479 10751.790 39054.584 10739.937 C 39070.477 10730.567 39089.116 10725.469 39106.147 10718.374 C 39115.351 10716.829 39113.477 10703.704 39104.272 10705.249 C 39081.409 10703.251 39000.197 10707.187 39036.772 10661.187 C 39055.857 10637.183 39123.721 10674.962 39134.272 10683.687 C 39142.132 10690.186 39139.992 10706.642 39149.272 10710.874 C 39155.318 10713.631 39158.511 10701.384 39163.334 10696.812 C 39201.746 10602.586 39249.297 10477.915 39220.522 10375.249 C 39208.024 10330.660 39179.968 10292.142 39159.584 10250.562 C 39132.728 10229.923 39108.764 10204.777 39078.959 10188.687 C 39040.452 10167.898 39000.033 10156.894 38958.959 10152.124 C 38960.000 10148.399 38960.792 10144.635 38961.770 10140.874 C 38960.819 10095.418 38970.273 10048.035 38958.959 10003.999 C 38942.573 9940.228 38911.592 9893.794 38871.772 9859.624 C 38907.724 9829.643 38943.564 9798.811 38978.647 9767.749 C 39021.449 9722.746 39140.852 9614.524 39149.272 9542.749 C 39182.919 9255.906 39013.413 9195.767 38788.334 9247.437 C 38673.687 9277.194 38560.431 9312.427 38448.959 9352.437 C 38496.847 9283.055 38538.043 9209.675 38568.022 9129.312 C 38575.167 9092.950 38589.179 9056.678 38589.584 9019.624 C 38590.700 8917.505 38550.408 8838.225 38486.459 8784.312 C 38576.778 8725.624 38664.851 8664.007 38748.959 8596.812 C 38820.398 8528.561 38941.136 8427.678 38912.084 8308.999 C 38901.982 8267.733 38887.791 8234.910 38869.897 8208.687 C 39132.681 8086.016 39401.369 7971.103 39648.959 7819.624 C 39782.540 7680.728 39832.909 7690.017 39676.147 7438.062 C 39627.268 7359.502 39336.330 7435.635 39270.209 7449.312 C 38952.703 7530.380 38640.323 7627.042 38330.834 7734.312 C 38379.417 7712.790 38428.210 7691.425 38477.084 7670.562 C 38654.549 7597.078 38840.122 7540.523 39016.147 7464.312 C 39055.779 7447.153 39127.591 7450.043 39132.397 7407.124 C 39146.266 7283.240 39085.990 7162.148 39063.022 7039.624 C 38888.093 7055.401 38718.555 7110.797 38549.272 7156.812 C 38596.880 7122.464 38658.472 7075.233 38651.459 7015.249 C 38624.177 6781.905 38504.499 6777.945 38341.147 6804.312 C 38316.076 6809.400 38291.007 6814.421 38266.147 6820.249 C 38250.786 6775.934 38232.852 6731.962 38217.397 6688.062 C 38215.687 6683.206 38207.535 6688.701 38202.397 6688.998 C 38164.901 6690.513 38127.432 6691.338 38089.897 6690.873 C 38099.964 6627.703 38054.877 6559.018 37982.084 6556.810 L 37982.081 6556.816 ZM 38428.331 7138.066 C 38436.971 7138.006 38445.019 7138.156 38452.706 7138.066 C 38443.889 7139.476 38435.373 7140.271 38428.331 7138.066 L 38428.331 7138.066 ZM 39564.581 7783.066 C 39567.317 7783.675 39547.761 7788.291 39528.956 7787.754 C 39551.530 7784.087 39562.950 7782.703 39564.581 7783.066 L 39564.581 7783.066 ZM 38262.394 9088.066 C 38263.312 9088.006 38264.287 9088.126 38265.205 9088.066 C 38274.104 9089.254 38282.972 9088.873 38291.455 9091.816 C 38301.298 9095.231 38276.815 9092.518 38262.392 9088.066 L 38262.394 9088.066 ZM 38941.144 9617.754 C 38946.259 9617.634 38941.687 9618.516 38932.706 9618.690 C 38935.400 9618.450 38939.773 9617.784 38941.144 9617.754 L 38941.144 9617.754 ZM 38653.331 10173.691 C 38679.342 10174.234 38673.500 10179.140 38653.331 10173.691 L 38653.331 10173.691 ZM 38912.081 10540.254 C 38919.167 10539.855 38926.536 10539.906 38933.644 10540.254 C 38934.046 10540.273 38933.434 10541.124 38933.644 10541.190 C 38930.914 10542.081 38923.044 10542.174 38912.081 10540.254 L 38912.081 10540.254 ZM 38871.769 10546.816 C 38856.022 10561.406 38848.498 10561.272 38844.581 10553.379 C 38853.596 10550.832 38862.651 10548.752 38871.769 10546.816 L 38871.769 10546.816 Z">
            <!-- 127 nodes -->
          </draw:path>
          <draw:path id="path165202" draw:style-name="style2" draw:layer="layout" svg:x="1.797cm" svg:y="2.008cm" svg:width="24.710cm" svg:height="11.057cm" svg:viewBox="0.0 0.0 24710.657 11057.258" svg:d="M 19309.598 4017.802 C 19283.926 4018.219 19257.564 4021.514 19231.786 4029.989 C 19224.310 4032.446 19217.463 4036.123 19210.223 4039.364 C 19204.332 4038.128 19198.264 4036.141 19192.411 4035.614 C 19173.370 4033.901 19154.483 4036.373 19137.098 4041.239 C 19102.329 4050.969 19068.951 4073.383 19047.098 4109.677 C 19029.167 4139.456 19026.388 4175.946 19030.223 4208.114 L 19026.473 4208.114 L 19033.036 4262.489 C 18991.517 4368.779 18969.059 4475.416 18951.473 4575.614 C 18951.136 4577.171 18950.824 4578.734 18950.537 4580.302 C 18924.630 4761.345 18886.956 4939.721 18838.975 5117.489 C 18838.885 5117.789 18839.065 5118.131 18838.975 5118.425 C 18754.224 5416.981 18619.606 5703.787 18473.350 5991.238 C 18473.170 5991.613 18472.603 5991.799 18472.414 5992.174 C 18284.678 6353.022 18057.403 6689.710 17795.539 7001.861 C 17793.967 7003.736 17792.426 7005.613 17790.851 7007.486 C 17602.443 7209.486 17401.174 7386.957 17164.601 7449.049 C 17139.524 7455.630 17099.962 7460.286 17053.976 7467.799 C 17053.664 7467.828 17053.346 7467.770 17053.040 7467.799 C 16852.047 7486.312 16651.281 7379.688 16400.540 7291.549 C 16398.533 7290.757 16396.914 7290.457 16394.915 7289.674 C 16276.293 7243.206 16173.618 7213.985 16099.603 7167.799 L 16097.728 7170.610 C 16071.630 7154.713 16040.687 7142.289 16008.665 7144.360 C 16007.096 7144.450 16005.528 7145.152 16003.978 7145.296 C 15973.701 7110.763 15938.491 7081.828 15897.103 7068.421 C 15862.899 7057.340 15828.279 7054.464 15794.915 7057.171 C 15761.552 7059.877 15729.487 7068.612 15700.228 7082.483 C 15641.708 7110.225 15590.436 7158.936 15564.290 7225.921 C 15538.692 7291.501 15543.513 7372.016 15574.603 7440.608 L 15573.667 7440.608 C 15574.321 7442.102 15574.903 7443.794 15575.542 7445.296 C 15616.554 7541.558 15629.429 7651.701 15630.854 7775.296 C 15630.873 7776.943 15630.839 7778.330 15630.854 7779.983 C 15625.631 7970.696 15584.151 8163.721 15530.542 8360.296 C 15530.452 8360.596 15530.632 8360.935 15530.542 8361.232 C 15467.043 8589.537 15367.842 8812.183 15260.542 9036.232 C 15260.422 9036.502 15260.662 9036.910 15260.542 9037.168 C 15137.184 9292.136 14991.957 9537.716 14835.848 9778.739 C 14835.535 9779.050 14835.223 9779.362 14834.912 9779.675 C 14677.818 10025.884 14478.042 10240.789 14253.662 10438.738 C 14252.822 10439.479 14251.691 10439.872 14250.851 10440.613 C 14004.494 10646.451 13716.630 10806.145 13418.351 10961.863 C 13417.970 10962.073 13417.793 10962.601 13417.415 10962.799 C 13082.888 11133.343 12741.055 11292.320 12397.415 11451.236 C 12397.414 11451.548 12397.414 11451.860 12397.415 11452.172 C 12062.703 11607.988 11723.161 11753.214 11379.290 11886.235 C 11378.665 11886.231 11378.040 11886.231 11377.415 11886.235 C 11101.309 11996.313 10812.432 12072.468 10515.853 12125.297 C 10515.250 12125.417 10514.581 12125.177 10513.978 12125.297 C 10257.240 12168.855 10003.679 12176.758 9757.415 12128.108 C 9656.462 12095.551 9613.045 12060.265 9581.165 12011.858 C 9548.549 11962.332 9525.384 11883.973 9510.853 11767.171 C 9504.686 11688.392 9488.389 11618.032 9460.228 11557.171 C 9454.477 11488.550 9426.099 11424.579 9374.915 11380.921 C 9319.831 11333.936 9245.476 11316.677 9171.478 11326.546 C 9097.710 11336.383 9025.483 11373.492 8972.728 11434.358 L 8971.792 11434.358 C 8712.499 11729.630 8382.333 11963.422 8040.854 12193.733 C 8040.275 12194.123 8039.558 12194.279 8038.979 12194.669 C 7492.816 12550.641 6918.034 12866.363 6338.354 13178.107 C 6337.727 13178.414 6337.102 13178.726 6336.479 13179.043 C 5830.937 13463.545 5278.196 13685.883 4749.292 13979.668 C 4748.921 13979.878 4748.725 13980.403 4748.354 13980.604 C 4627.711 14046.476 4506.312 14114.596 4386.479 14186.854 C 4199.187 14175.016 4006.470 14164.468 3808.042 14178.416 C 3803.956 14178.874 3799.889 14179.499 3795.854 14180.291 C 3721.241 14191.809 3643.901 14247.895 3614.917 14314.354 C 3585.933 14380.812 3591.844 14441.289 3605.542 14492.479 C 3619.239 14543.668 3642.386 14588.840 3679.604 14629.354 C 3715.394 14668.312 3774.552 14711.610 3856.792 14706.229 C 3860.074 14706.019 3862.809 14706.604 3866.167 14706.229 C 4060.534 14697.553 4263.226 14715.687 4473.667 14728.729 C 4474.300 14728.759 4474.908 14728.699 4475.542 14728.729 C 4906.589 14760.053 5336.952 14774.522 5765.542 14785.916 C 5765.854 14785.917 5766.166 14785.917 5766.478 14785.916 C 6455.754 14799.724 7144.178 14812.600 7831.790 14834.666 C 8747.397 14868.369 9663.495 14933.779 10582.415 14990.291 C 10582.727 14990.310 10583.042 14990.272 10583.351 14990.291 C 11788.626 15069.496 12994.317 15080.155 14197.414 15072.791 C 14198.039 15072.795 14198.664 15072.795 14199.289 15072.791 C 15677.281 15048.709 17153.884 15009.574 18629.914 14985.604 C 18630.226 14985.600 18630.538 14985.607 18630.850 14985.604 C 20193.957 14966.243 21759.434 14968.699 23325.850 14938.729 C 23326.162 14938.729 23326.474 14938.729 23326.786 14938.729 C 24259.934 14912.370 25200.291 14883.408 26136.473 14764.354 C 26631.872 14701.354 26801.438 14663.495 27278.348 14575.916 C 27280.229 14575.640 27282.104 14575.328 27283.973 14574.980 C 27905.658 14435.342 27613.688 14508.244 28191.473 14352.793 L 28190.537 14350.918 C 28224.739 14341.620 28262.763 14317.864 28283.350 14283.418 C 28305.082 14247.054 28308.938 14207.106 28301.162 14171.855 C 28293.387 14136.604 28273.381 14101.954 28238.350 14078.105 C 28205.264 14055.581 28160.739 14049.739 28125.850 14055.605 L 28125.850 14053.730 C 27540.144 14154.907 27841.539 14108.896 27223.975 14189.668 C 27155.841 14196.503 27087.773 14202.843 27019.600 14209.355 C 27007.001 14187.505 26991.573 14166.514 26973.662 14148.418 L 26974.598 14147.482 C 26973.707 14146.564 26972.669 14145.592 26971.787 14144.671 C 26896.165 14065.697 26840.384 13963.146 26791.787 13846.546 C 26722.438 13666.463 26698.412 13463.287 26680.225 13249.358 C 26680.202 13249.058 26680.248 13248.716 26680.225 13248.422 C 26667.114 13079.280 26674.338 12891.341 26636.162 12691.547 C 26635.395 12687.448 26634.457 12683.381 26633.351 12679.360 C 26599.957 12560.305 26516.159 12454.382 26392.414 12430.922 C 26346.317 12422.183 26300.926 12427.124 26258.351 12441.235 C 26288.170 12403.535 26313.955 12365.842 26338.039 12330.610 C 26338.399 12330.082 26338.621 12329.260 26338.975 12328.735 C 26409.696 12229.083 26491.374 12131.170 26573.350 12026.860 C 26573.663 12026.549 26573.975 12026.237 26574.286 12025.924 C 26791.355 11742.753 26989.936 11449.415 27188.348 11160.611 C 27188.660 11160.612 27188.972 11160.612 27189.284 11160.611 C 27408.137 10838.546 27630.528 10519.061 27860.534 10206.236 C 27865.096 10200.000 27869.174 10193.412 27872.722 10186.549 C 27886.183 10160.461 27943.063 10089.821 28003.034 10017.799 C 28063.005 9945.776 28129.929 9874.072 28163.347 9764.674 C 28179.986 9710.203 28179.024 9673.536 28181.159 9659.674 C 28183.867 9641.737 28183.285 9623.309 28179.452 9605.579 C 28175.618 9587.849 28168.535 9570.827 28158.659 9555.611 C 28149.700 9541.684 28134.840 9477.052 28059.284 9411.236 C 27977.209 9339.739 27884.680 9335.035 27814.597 9336.236 C 27744.514 9337.439 27683.339 9348.382 27656.159 9350.299 C 27537.480 9358.666 27537.542 9355.816 27416.159 9354.049 C 27346.148 9346.354 27320.652 9345.537 27313.034 9342.799 C 27315.227 9335.041 27318.432 9328.117 27320.534 9320.299 C 27320.882 9318.430 27321.194 9316.554 27321.470 9314.674 C 27334.687 9256.978 27354.737 9184.308 27334.595 9092.486 C 27314.454 9000.664 27217.233 8902.508 27105.845 8880.611 C 27096.280 8878.733 27086.531 8877.790 27076.783 8877.800 C 27072.085 8877.893 27067.391 8878.206 27062.722 8878.739 C 26961.583 8888.375 26884.636 8923.516 26821.784 8948.114 C 26818.707 8949.320 26814.475 8950.715 26811.472 8951.864 L 26812.408 8953.739 C 26752.644 8974.575 26698.215 9016.474 26670.845 9070.927 C 26641.892 9128.529 26640.315 9192.035 26656.783 9247.177 C 26671.578 9296.719 26703.951 9341.413 26750.533 9373.739 C 26718.739 9451.600 26684.443 9530.126 26648.345 9610.927 C 26648.045 9611.578 26647.697 9612.151 26647.409 9612.802 C 26500.273 9926.505 26346.639 10239.822 26200.222 10558.739 C 26200.042 10559.120 26199.460 10559.297 26199.286 10559.675 C 26050.421 10880.629 25923.559 11208.926 25807.411 11539.363 C 25807.094 11539.985 25806.782 11540.610 25806.475 11541.238 C 25735.588 11749.828 25663.989 11963.849 25617.100 12190.925 C 25616.740 12193.105 25616.427 12195.293 25616.164 12197.488 C 25602.562 12280.105 25595.982 12375.857 25639.601 12475.925 C 25683.221 12575.993 25812.830 12662.759 25947.101 12654.050 C 26005.034 12650.293 26038.231 12634.483 26053.976 12624.050 C 26041.839 12652.606 26033.920 12680.608 26027.726 12708.425 C 25901.374 12713.528 25766.276 12699.393 25622.726 12683.113 C 25371.522 12654.532 25120.802 12617.428 24868.976 12579.050 C 24872.850 12575.876 24877.326 12572.858 24881.164 12569.675 C 24882.113 12568.750 24883.050 12567.813 24883.975 12566.864 C 25056.600 12416.842 25151.002 12222.517 25209.287 12024.989 C 25210.291 12022.515 25211.228 12020.013 25212.098 12017.489 C 25268.827 11777.220 25263.616 11542.640 25273.036 11327.489 C 25273.357 11326.555 25273.669 11325.618 25273.972 11324.678 C 25277.728 11142.386 25314.744 10959.958 25368.659 10776.241 C 25425.007 10605.948 25493.099 10435.772 25559.909 10260.616 C 25560.029 10260.346 25559.789 10259.959 25559.909 10259.680 C 25623.708 10094.642 25680.987 9924.763 25723.972 9749.680 C 25763.690 9584.944 25753.953 9402.783 25654.597 9244.367 C 25654.120 9243.530 25653.205 9243.317 25652.722 9242.492 C 25651.792 9241.025 25651.792 9239.269 25650.847 9237.805 L 25649.911 9238.738 C 25594.758 9148.588 25502.406 9122.710 25457.723 9111.238 C 25440.422 9106.795 25434.708 9105.007 25428.661 9102.800 C 25427.707 9100.697 25427.836 9101.441 25426.786 9099.050 L 25423.975 9099.986 C 25411.218 9071.995 25391.963 9044.064 25363.975 9027.799 C 25345.659 9017.155 25325.737 9010.647 25306.787 9008.111 C 25287.838 9005.576 25269.056 9006.818 25251.475 9010.922 C 25216.312 9019.140 25183.002 9040.288 25159.600 9075.610 C 25141.135 9103.479 25135.497 9138.830 25137.100 9170.297 L 25134.289 9170.297 C 25134.409 9172.097 25134.169 9174.112 25134.289 9175.922 C 25042.703 9144.093 24953.569 9107.455 24868.039 9064.360 C 24867.799 9064.240 24867.328 9064.480 24867.103 9064.360 C 24757.394 9008.108 24655.786 8922.058 24549.290 8826.235 C 24548.639 8825.629 24548.066 8824.966 24547.415 8824.360 C 24429.300 8714.480 24322.291 8595.757 24230.540 8466.235 C 24230.300 8465.896 24229.835 8465.635 24229.604 8465.299 C 24166.705 8374.507 24133.990 8263.301 24111.479 8134.361 C 24111.299 8133.332 24110.717 8132.579 24110.543 8131.550 C 24097.207 8003.027 24075.715 7860.026 23993.356 7723.738 C 23991.310 7720.213 23989.120 7716.771 23986.793 7713.425 C 23926.935 7630.804 23836.690 7572.072 23740.231 7559.675 C 23643.771 7547.278 23551.561 7577.446 23473.981 7627.175 C 23468.404 7630.876 23463.076 7634.951 23458.043 7639.363 C 23398.228 7690.547 23336.823 7733.254 23269.606 7767.800 C 23269.366 7767.920 23268.898 7767.680 23268.670 7767.800 C 23155.145 7824.817 23028.571 7857.385 22892.732 7875.613 C 22892.396 7875.643 22892.129 7875.583 22891.796 7875.613 C 22791.499 7884.909 22705.696 7868.775 22627.421 7826.863 C 22669.635 7746.084 22738.533 7666.935 22820.546 7580.300 C 22820.852 7579.985 22821.182 7579.676 22821.482 7579.364 C 22941.945 7454.672 23081.831 7345.604 23231.170 7242.802 C 23357.847 7159.987 23496.312 7083.967 23636.170 6999.052 C 23637.778 6998.152 23639.256 6997.147 23640.857 6996.241 C 23747.732 6935.641 23840.775 6859.147 23922.107 6772.178 C 23923.064 6770.943 23924.001 6769.693 23924.918 6768.428 C 24010.857 6671.565 24059.232 6553.827 24075.856 6432.803 C 24076.601 6429.389 24077.226 6425.948 24077.731 6422.491 C 24084.464 6329.297 24049.457 6238.576 23999.918 6178.741 C 23950.587 6119.156 23893.666 6083.869 23843.356 6054.991 C 23843.146 6054.871 23842.639 6055.111 23842.420 6054.991 C 23708.990 5978.045 23580.403 5880.983 23446.795 5781.241 L 23446.795 5782.177 C 23195.074 5592.306 22940.783 5404.229 22679.920 5223.427 C 22468.836 5077.140 22256.907 4942.027 22059.295 4795.927 C 22058.675 4795.296 22058.050 4794.671 22057.420 4794.052 C 21959.860 4724.422 21863.936 4637.993 21757.420 4551.239 C 21755.971 4549.970 21754.188 4548.755 21752.732 4547.489 C 21693.498 4495.940 21629.383 4445.725 21555.857 4403.114 C 21554.305 4402.463 21552.743 4401.838 21551.170 4401.239 C 21404.948 4322.545 21224.419 4357.188 21109.607 4453.739 C 21102.454 4459.673 21095.854 4466.273 21089.920 4473.427 C 21010.489 4569.867 20974.996 4664.450 20935.232 4726.552 C 20934.916 4727.174 20934.604 4727.799 20934.296 4728.427 C 20897.099 4787.683 20846.249 4840.898 20786.171 4892.489 C 20776.785 4892.219 20767.955 4891.961 20758.984 4892.489 C 20723.101 4894.607 20690.889 4902.607 20664.296 4910.302 C 20629.200 4920.457 20602.725 4930.080 20581.796 4937.489 C 20392.596 4826.429 20199.827 4732.419 20016.484 4634.677 C 19857.407 4529.360 19696.013 4463.511 19564.609 4387.177 C 19589.451 4321.747 19591.476 4248.340 19567.420 4187.489 C 19540.819 4120.197 19489.581 4070.790 19430.545 4043.114 C 19401.027 4029.276 19368.514 4020.381 19334.920 4017.802 C 19326.521 4017.157 19318.165 4017.652 19309.607 4017.802 L 19309.598 4017.802 ZM 19440.848 4922.489 C 19539.393 5001.864 19644.983 5068.811 19747.411 5126.864 C 19747.721 5127.177 19748.033 5127.489 19748.347 5127.800 C 19942.281 5235.232 20136.843 5330.102 20322.097 5432.488 C 20324.614 5433.877 20327.084 5435.782 20329.597 5437.175 C 20342.271 5445.604 20358.295 5457.209 20374.597 5469.050 C 20218.879 5697.847 20040.451 5915.297 19856.159 6131.863 C 19855.859 6132.202 19855.508 6132.463 19855.223 6132.799 C 19736.273 6270.857 19610.741 6402.837 19479.286 6529.361 L 19480.222 6530.297 C 19356.668 6644.533 19335.485 6813.720 19358.347 6943.735 C 19358.907 6946.250 19359.532 6948.751 19360.222 6951.235 C 19396.836 7108.557 19451.818 7254.960 19505.534 7394.672 C 19505.842 7395.299 19506.154 7395.924 19506.470 7396.547 C 19573.348 7564.347 19648.585 7725.558 19723.033 7884.047 C 19723.153 7884.317 19722.913 7884.722 19723.033 7884.983 C 19767.021 7980.349 19805.579 8077.051 19837.408 8175.608 C 19837.678 8176.547 19838.062 8177.483 19838.344 8178.419 C 19858.279 8244.248 19879.251 8310.266 19933.031 8371.544 C 19987.580 8433.697 20066.833 8469.887 20151.469 8488.732 C 20166.818 8492.116 20182.700 8493.069 20198.344 8491.543 C 20382.965 8474.201 20528.251 8391.100 20650.219 8338.730 C 20650.532 8338.419 20650.844 8338.107 20651.155 8337.794 C 20766.510 8287.389 20886.478 8243.801 21005.530 8199.044 C 20979.425 8363.459 20953.934 8527.416 20924.905 8689.357 C 20924.896 8690.293 20924.896 8691.231 20924.905 8692.168 C 20898.949 8856.004 20851.422 9027.876 20820.842 9213.418 C 20820.075 9217.142 20819.449 9220.896 20818.967 9224.668 C 20814.191 9280.027 20815.284 9329.768 20829.280 9381.230 C 20843.276 9432.692 20876.360 9485.223 20917.405 9517.168 C 20995.219 9577.729 21060.755 9580.677 21119.905 9593.105 C 21270.008 9652.361 21417.876 9743.353 21574.592 9835.918 C 21574.961 9836.128 21575.162 9836.638 21575.528 9836.854 C 21848.259 10000.404 22116.598 10172.052 22378.966 10351.541 C 22382.618 10353.890 22386.373 10356.080 22390.216 10358.104 C 22400.615 10363.966 22472.754 10421.432 22548.653 10472.479 C 22624.552 10523.525 22717.896 10597.221 22861.778 10556.854 C 22947.873 10532.698 22986.673 10490.264 22999.591 10482.791 C 23026.814 10466.933 23048.812 10442.268 23061.466 10413.416 C 23068.924 10396.632 23087.279 10366.752 23102.716 10318.729 C 23135.002 10218.289 23129.732 10131.316 23136.466 10082.479 C 23151.430 9973.942 23149.332 9995.251 23170.216 9886.541 C 23170.816 9883.423 23170.516 9884.261 23171.152 9880.916 C 23243.784 9565.929 23309.228 9254.154 23392.402 8949.979 L 23393.338 8948.104 L 23442.088 8779.354 L 23439.277 8778.418 C 23448.039 8746.926 23450.106 8709.635 23436.466 8677.168 C 23420.054 8638.111 23390.729 8611.168 23357.716 8596.543 C 23324.703 8581.918 23285.170 8577.768 23245.216 8591.855 C 23211.775 8603.646 23184.793 8630.565 23167.403 8658.418 L 23164.592 8656.543 L 23071.780 8809.355 C 22898.181 9096.967 22706.730 9404.194 22633.030 9773.105 C 22632.880 9773.792 22632.229 9774.293 22632.094 9774.980 L 22633.030 9774.980 C 22627.833 9799.801 22624.706 9825.140 22619.905 9849.980 C 22369.844 9680.849 22116.682 9515.785 21857.717 9360.605 C 21857.405 9360.604 21857.093 9360.604 21856.781 9360.605 C 21717.626 9278.470 21570.623 9183.270 21403.031 9111.230 C 21425.600 9004.285 21448.284 8900.933 21465.844 8784.043 L 21466.780 8784.043 C 21466.930 8783.074 21466.630 8782.198 21466.780 8781.232 C 21502.751 8568.318 21533.480 8356.207 21565.217 8145.607 C 21565.307 8145.001 21565.127 8144.338 21565.217 8143.732 C 21568.995 8121.832 21583.639 8063.702 21595.217 8002.169 C 21606.942 7939.856 21626.552 7879.721 21597.092 7785.607 C 21577.009 7721.447 21549.097 7690.810 21543.655 7680.607 C 21530.691 7655.796 21510.627 7634.746 21486.467 7620.607 C 21477.265 7615.360 21449.465 7589.836 21392.717 7569.044 C 21298.656 7534.581 21213.556 7553.662 21150.842 7571.855 C 21088.128 7590.052 21037.164 7609.998 21014.905 7614.980 C 21009.511 7616.247 21004.188 7617.812 20998.967 7619.668 C 20807.561 7685.252 20620.251 7759.200 20435.530 7839.043 C 20394.660 7856.591 20351.590 7875.446 20308.967 7893.418 C 20279.909 7815.104 20252.222 7736.693 20215.217 7658.105 C 20214.800 7657.184 20214.695 7656.215 20214.281 7655.294 C 20144.018 7499.730 20072.024 7349.465 20012.719 7199.669 C 20012.479 7199.009 20012.032 7198.454 20011.783 7197.794 C 19969.367 7087.646 19931.163 6980.618 19903.033 6874.357 C 20025.422 6751.259 20151.249 6626.239 20268.658 6487.169 C 20269.099 6486.647 20269.159 6485.816 20269.594 6485.294 C 20480.964 6240.498 20689.119 5986.330 20869.594 5708.107 C 20870.229 5707.177 20870.854 5706.239 20871.469 5705.296 C 20896.505 5664.679 20953.399 5581.180 21002.719 5489.671 C 21020.251 5457.140 21038.596 5424.456 21054.281 5389.358 C 21055.233 5388.435 21056.172 5387.499 21057.098 5386.552 C 21183.785 5287.823 21305.708 5173.256 21402.098 5028.427 C 21402.734 5027.497 21403.359 5026.559 21403.973 5025.616 C 21408.805 5018.004 21413.163 5008.944 21418.036 5001.241 C 21515.878 5087.610 21616.234 5174.800 21727.411 5254.366 C 21727.721 5254.679 21728.033 5254.991 21728.347 5255.302 C 21940.224 5403.994 22156.198 5539.313 22363.972 5679.989 L 22363.036 5680.925 C 22617.520 5857.264 22868.111 6038.624 23114.911 6225.613 C 23115.845 6225.934 23116.782 6226.246 23117.722 6226.549 C 23223.915 6304.258 23334.845 6384.467 23452.409 6459.986 C 23424.089 6482.783 23392.477 6505.003 23355.847 6528.424 C 23355.052 6528.931 23354.770 6529.789 23353.972 6530.299 C 23214.632 6615.089 23070.861 6699.498 22929.284 6794.674 C 22928.657 6794.981 22928.032 6795.293 22927.409 6795.610 C 22752.588 6916.148 22583.037 7050.322 22430.534 7208.110 C 22430.221 7208.420 22429.909 7208.732 22429.598 7209.046 C 22305.843 7340.372 22158.790 7492.918 22093.973 7711.546 C 22091.885 7718.605 22090.316 7725.818 22089.286 7733.108 C 22073.696 7840.222 22079.075 7945.528 22120.223 8041.546 C 22161.372 8137.563 22235.546 8215.120 22326.473 8277.796 C 22330.413 8280.487 22334.482 8282.991 22338.661 8285.296 C 22527.955 8390.660 22739.198 8432.177 22954.598 8408.108 C 22955.848 8408.124 22957.098 8408.124 22958.348 8408.108 C 23146.291 8382.125 23336.313 8333.729 23515.223 8243.108 C 23516.482 8242.501 23517.732 8241.875 23518.973 8241.233 C 23539.617 8229.930 23560.167 8215.951 23580.848 8203.733 C 23582.225 8211.362 23582.099 8215.373 23583.659 8223.421 C 23583.899 8224.606 23584.364 8225.041 23584.595 8226.232 C 23617.830 8411.484 23674.534 8601.894 23793.658 8772.794 C 23793.965 8773.421 23794.277 8774.046 23794.594 8774.669 C 23910.066 8936.377 24041.910 9084.952 24186.469 9219.982 C 24314.711 9338.267 24456.417 9457.317 24628.031 9544.357 C 24628.961 9544.992 24629.898 9545.617 24630.842 9546.232 C 24758.275 9607.340 24891.328 9661.934 25032.092 9702.794 C 25032.717 9702.798 25033.342 9702.798 25033.967 9702.794 C 25073.898 9713.881 25115.110 9724.190 25157.717 9732.794 C 25125.966 9843.195 25087.515 9952.830 25045.217 10062.794 C 25044.905 10062.793 25044.593 10062.793 25044.281 10062.794 C 24976.674 10240.078 24902.586 10421.430 24841.781 10613.107 C 24841.146 10614.036 24840.521 10614.974 24839.906 10615.918 C 24775.310 10836.781 24729.405 11066.935 24725.531 11306.855 C 24725.516 11307.803 24725.545 11308.721 24725.531 11309.666 C 24718.830 11514.124 24722.003 11706.521 24687.094 11881.541 C 24653.143 12000.223 24609.349 12089.903 24531.469 12158.104 C 24454.466 12225.426 24375.943 12275.976 24292.406 12301.541 C 24291.752 12301.751 24291.185 12302.285 24290.531 12302.477 C 24196.059 12329.332 24100.486 12343.366 24005.531 12341.852 C 24004.946 12341.837 24004.241 12341.868 24003.656 12341.852 C 23927.049 12339.776 23845.490 12331.283 23758.969 12324.040 C 23724.656 12321.241 23689.469 12330.710 23661.194 12350.350 C 23632.918 12369.990 23611.762 12399.658 23602.406 12432.790 C 23583.945 12498.168 23550.361 12577.733 23533.969 12678.415 C 23523.335 12743.725 23552.695 12781.361 23566.781 12798.415 C 23580.867 12815.468 23589.774 12821.523 23596.781 12826.540 C 23610.796 12836.573 23618.828 12839.959 23625.844 12843.415 C 23639.876 12850.327 23651.222 12855.249 23664.281 12860.290 C 23690.400 12870.370 23720.259 12880.840 23751.469 12891.227 C 23782.678 12901.614 23814.697 12911.582 23839.594 12919.352 C 23863.167 12926.709 23869.612 12929.088 23890.219 12934.352 C 23891.170 12934.622 23892.082 12935.030 23893.030 12935.288 C 24147.519 13004.636 24406.062 13058.266 24666.467 13097.476 C 24666.770 13097.536 24667.103 13097.416 24667.403 13097.476 C 24965.030 13143.557 25264.061 13184.668 25563.653 13219.351 C 25564.278 13219.354 25564.903 13219.354 25565.528 13219.351 C 25740.695 13237.375 25929.901 13263.239 26131.778 13240.913 C 26133.972 13240.649 26136.161 13240.337 26138.341 13239.977 C 26140.714 13239.620 26144.341 13238.465 26146.778 13238.102 C 26148.047 13256.559 26147.714 13272.689 26149.589 13291.540 C 26149.679 13292.752 26149.499 13294.078 26149.589 13295.290 C 26168.427 13540.682 26198.367 13797.493 26297.714 14047.165 C 26298.313 14048.737 26298.938 14050.300 26299.589 14051.852 C 26330.463 14122.523 26365.273 14194.057 26406.464 14263.727 C 25378.965 14347.536 24347.555 14396.632 23316.464 14417.477 C 23316.152 14417.483 23315.840 14417.471 23315.528 14417.477 C 21753.005 14440.192 20189.329 14434.461 18623.341 14452.165 C 18623.029 14452.164 18622.717 14452.164 18622.405 14452.165 C 17145.165 14473.923 15669.320 14513.395 14194.592 14534.665 C 14193.968 14534.668 14193.341 14534.661 14192.717 14534.665 C 12998.322 14541.994 11805.305 14530.273 10617.098 14451.239 C 10616.786 14451.238 10616.474 14451.238 10616.162 14451.239 C 9696.744 14394.704 8775.835 14328.141 7850.537 14293.739 C 7850.225 14293.738 7849.913 14293.738 7849.601 14293.739 C 7158.985 14271.586 6468.947 14259.410 5779.601 14247.802 C 5779.289 14247.793 5778.977 14247.810 5778.665 14247.802 C 5667.033 14244.835 5555.272 14241.865 5443.978 14238.427 C 5843.031 14067.037 6222.497 13862.378 6598.978 13668.427 C 6599.922 13667.812 6600.859 13667.187 6601.789 13666.552 C 7191.224 13349.535 7782.510 13026.644 8348.350 12654.989 C 8348.980 12654.370 8349.605 12653.745 8350.225 12653.114 C 8580.838 12495.949 8814.686 12332.938 9031.787 12144.052 C 9133.257 12408.303 9359.066 12590.669 9627.100 12666.239 C 9630.812 12667.321 9634.565 12668.258 9638.350 12669.050 C 9963.634 12734.530 10290.701 12728.013 10611.475 12671.861 C 10940.043 12612.982 11264.742 12527.295 11578.975 12402.799 C 11579.356 12402.649 11579.536 12402.010 11579.911 12401.863 C 11935.185 12264.308 12284.676 12113.313 12628.973 11953.738 C 12629.213 11953.618 12629.660 11953.858 12629.909 11953.738 C 12978.069 11792.723 13327.033 11628.263 13671.472 11453.113 C 13672.097 11453.116 13672.722 11453.116 13673.347 11453.113 C 13995.308 11284.881 14322.835 11103.953 14614.597 10857.800 C 14615.546 10856.875 14616.483 10855.938 14617.408 10854.989 C 14874.009 10627.910 15109.407 10374.891 15298.970 10078.739 C 15299.120 10078.529 15298.820 10078.019 15298.970 10077.803 C 15465.550 9820.235 15620.930 9553.462 15756.470 9275.303 C 15756.471 9274.991 15756.471 9274.679 15756.470 9274.367 C 15873.307 9030.092 15984.511 8776.485 16059.283 8504.680 C 16059.599 8504.057 16059.911 8503.432 16060.219 8502.805 C 16120.313 8272.411 16173.330 8030.227 16173.656 7774.367 C 16173.681 7772.805 16173.681 7771.242 16173.656 7769.680 C 16172.978 7746.319 16172.144 7722.280 16170.845 7698.430 C 16448.280 7928.071 16760.837 8023.210 17118.658 8002.180 C 17124.959 8001.639 17131.225 8000.699 17137.408 7999.369 C 17186.979 7990.078 17250.967 7984.864 17323.970 7964.681 C 17692.452 7862.807 17969.009 7608.422 18197.720 7358.119 C 18199.317 7356.591 18200.880 7355.028 18202.408 7353.431 C 18490.228 7010.055 18745.019 6639.022 18953.350 6238.739 C 19112.315 5930.448 19264.666 5609.259 19361.162 5260.927 C 19361.163 5260.615 19361.163 5260.302 19361.162 5259.991 C 19391.147 5148.522 19417.512 5036.329 19440.850 4922.491 L 19440.848 4922.489 ZM 27207.098 9639.989 C 27229.397 9652.456 27247.652 9666.699 27327.098 9707.489 C 27331.668 9709.917 27336.364 9712.109 27341.161 9714.052 C 27476.527 9766.267 27481.870 9765.478 27508.973 9774.052 C 27480.431 9811.381 27452.890 9845.878 27424.598 9885.614 C 27423.917 9886.574 27423.404 9887.465 27422.723 9888.425 C 27188.955 10206.506 26962.413 10530.296 26741.161 10855.925 C 26658.065 10978.318 26574.671 11099.771 26490.848 11220.613 C 26549.636 11071.741 26611.709 10924.100 26678.348 10779.050 C 26823.439 10462.918 26977.434 10148.871 27125.536 9829.363 C 27125.857 9828.429 27126.169 9827.492 27126.472 9826.552 C 27153.489 9766.015 27180.528 9703.360 27207.097 9639.989 L 27207.098 9639.989 Z">
            <!-- 451 nodes -->
          </draw:path>
          <draw:g id="g4288">
            <draw:path id="path4246" draw:style-name="style3" draw:layer="layout" svg:x="2.339cm" svg:y="4.109cm" svg:width="3.823cm" svg:height="4.717cm" svg:viewBox="0.0 0.0 3823.404 4717.023" svg:d="M 4679.999 12937.018 L 5554.468 12937.018 L 5554.468 9509.359 L 7526.808 12937.018 L 8503.404 12937.018 L 8503.404 8219.995 L 7628.936 8219.995 L 7628.936 11654.038 L 5675.744 8219.995 L 4679.999 8219.995 L 4679.999 12937.018 L 4679.999 12937.018 ">
              <!-- 12 nodes -->
            </draw:path>
            <draw:path id="path4248" draw:style-name="style3" draw:layer="layout" svg:x="6.522cm" svg:y="5.207cm" svg:width="3.759cm" svg:height="3.702cm" svg:viewBox="0.0 0.0 3759.574 3702.125" svg:d="M 14914.906 10415.743 C 13887.248 10415.743 13044.694 11251.915 13044.694 12266.806 C 13044.694 13288.081 13887.248 14117.869 14921.289 14117.869 C 15948.948 14117.869 16804.268 13288.081 16804.268 12292.339 C 16804.268 11239.147 15980.863 10415.743 14914.906 10415.743 L 14914.906 10415.743 M 14921.289 11194.465 C 15489.374 11194.465 15948.949 11679.574 15948.949 12266.806 C 15948.949 12860.422 15489.374 13339.147 14927.672 13339.147 C 14353.205 13339.147 13900.013 12860.422 13900.013 12254.041 C 13900.013 11673.190 14365.971 11194.465 14921.289 11194.465 L 14921.289 11194.465 ">
              <!-- 12 nodes -->
            </draw:path>
            <draw:path id="path4250" draw:style-name="style3" draw:layer="layout" svg:x="9.781cm" svg:y="4.109cm" svg:width="4.378cm" svg:height="4.717cm" svg:viewBox="0.0 0.0 4378.723 4717.023" svg:d="M 21400.332 12937.018 L 22115.225 12937.018 L 23940.758 8219.995 L 23021.609 8219.995 L 21751.396 11807.230 L 20481.183 8219.995 L 19562.034 8219.995 L 21400.332 12937.018 L 21400.332 12937.018 ">
              <!-- 9 nodes -->
            </draw:path>
            <draw:path id="path4252" draw:style-name="style3" draw:layer="layout" svg:x="12.977cm" svg:y="4.109cm" svg:width="4.634cm" svg:height="4.717cm" svg:viewBox="0.0 0.0 4634.042 4717.023" svg:d="M 25955.465 12937.018 L 26919.295 12937.018 L 27442.700 11717.869 L 29121.423 11717.869 L 29625.678 12937.018 L 30589.508 12937.018 L 28610.785 8219.995 L 27921.423 8219.995 L 25955.465 12937.018 L 25955.465 12937.018 M 27761.849 10881.700 L 28266.104 9451.912 L 28770.359 10881.700 L 27761.849 10881.700 L 27761.849 10881.700 ">
              <!-- 15 nodes -->
            </draw:path>
          </draw:g>
          <!-- id="g4288" -->
          <draw:g id="text4294">
            <draw:path id="path4843" draw:style-name="style3" draw:layer="layout" svg:x="2.340cm" svg:y="2.464cm" svg:width="1.501cm" svg:height="1.525cm" svg:viewBox="0.0 0.0 1501.729 1525.400" svg:d="M 5787.229 5941.744 C 5700.439 6075.874 5600.499 6133.735 5455.849 6133.735 C 5213.889 6133.735 5032.419 5944.372 5032.419 5689.264 C 5032.419 5434.153 5205.999 5250.055 5447.959 5250.055 C 5605.759 5250.055 5716.219 5315.803 5787.229 5449.933 L 6181.729 5449.933 C 6131.759 5302.654 6084.419 5226.385 5984.479 5134.333 C 5842.459 5002.834 5650.469 4929.193 5447.959 4929.193 C 5016.640 4929.193 4680.000 5263.204 4680.000 5691.895 C 4680.000 6115.324 5027.160 6454.594 5458.479 6454.594 C 5797.749 6454.594 6060.749 6267.862 6181.729 5941.744 L 5787.229 5941.744 L 5787.229 5941.744 ">
              <!-- 13 nodes -->
            </draw:path>
            <draw:path id="path4845" draw:style-name="style3" draw:layer="layout" svg:x="4.024cm" svg:y="2.464cm" svg:width="1.549cm" svg:height="1.525cm" svg:viewBox="0.0 0.0 1549.069 1525.401" svg:d="M 8820.274 4929.193 C 8396.845 4929.193 8049.685 5273.725 8049.685 5691.895 C 8049.685 6112.693 8396.845 6454.594 8822.904 6454.594 C 9246.334 6454.594 9598.754 6112.693 9598.754 5702.413 C 9598.754 5268.466 9259.484 4929.193 8820.274 4929.193 L 8820.274 4929.193 M 8822.905 5250.055 C 9056.974 5250.055 9246.334 5449.933 9246.334 5691.895 C 9246.334 5936.482 9056.974 6133.735 8825.535 6133.735 C 8588.835 6133.735 8402.105 5936.482 8402.105 5686.633 C 8402.105 5447.305 8594.095 5250.055 8822.905 5250.055 L 8822.905 5250.055 ">
              <!-- 12 nodes -->
            </draw:path>
            <draw:path id="path4847" draw:style-name="style3" draw:layer="layout" svg:x="5.709cm" svg:y="2.012cm" svg:width="1.533cm" svg:height="1.977cm" svg:viewBox="0.0 0.0 1533.288 1977.759" svg:d="M 12952.659 4024.477 L 12602.870 4024.477 L 12602.870 4639.897 C 12500.300 4526.806 12331.979 4458.427 12147.880 4458.427 C 11740.231 4458.427 11419.370 4800.328 11419.370 5236.906 C 11419.370 5668.225 11737.601 6002.236 12150.510 6002.236 C 12347.759 6002.236 12492.410 5936.485 12631.799 5778.685 L 12631.799 5968.045 L 12952.659 5968.045 L 12952.659 4024.477 L 12952.659 4024.477 M 12197.850 4779.286 C 12442.439 4779.286 12629.170 4976.536 12629.170 5231.647 C 12629.170 5484.124 12442.439 5681.377 12205.740 5681.377 C 11961.150 5681.377 11771.790 5478.865 11771.790 5221.126 C 11771.790 4973.905 11958.520 4779.286 12197.850 4779.286 L 12197.850 4779.286 ">
              <!-- 17 nodes -->
            </draw:path>
            <draw:path id="path4849" draw:style-name="style3" draw:layer="layout" svg:x="7.445cm" svg:y="2.464cm" svg:width="1.520cm" svg:height="1.525cm" svg:viewBox="0.0 0.0 1520.138 1525.401" svg:d="M 16398.779 5847.064 C 16409.299 5797.093 16411.929 5765.533 16411.929 5712.934 C 16411.929 5260.576 16093.698 4929.193 15659.749 4929.193 C 15231.060 4929.193 14891.790 5268.466 14891.790 5697.154 C 14891.790 6123.214 15236.320 6454.594 15680.789 6454.594 C 15920.119 6454.594 16106.849 6367.804 16259.389 6191.593 C 16314.619 6123.214 16351.439 6062.725 16375.109 5989.084 L 15993.759 5989.084 C 15904.339 6094.282 15817.549 6133.735 15672.899 6133.735 C 15465.129 6133.735 15312.589 6023.272 15270.510 5847.064 L 16398.779 5847.064 L 16398.779 5847.064 M 15259.989 5539.354 C 15315.219 5352.625 15457.239 5250.055 15665.009 5250.055 C 15880.669 5250.055 16022.689 5352.625 16067.399 5539.354 L 15259.989 5539.354 L 15259.989 5539.354 ">
              <!-- 17 nodes -->
            </draw:path>
            <draw:g id="g5638">
              <draw:path id="path4851" draw:style-name="style3" draw:layer="layout" svg:x="9.513cm" svg:y="2.545cm" svg:width="0.427cm" svg:height="1.365cm" svg:viewBox="0.0 0.0 427.785 1365.140" svg:d="M 19027.008 5091.261 L 19027.008 5519.047 L 19454.793 5519.047 L 19454.793 5091.261 L 19027.008 5091.261 ZM 19027.008 6041.197 L 19027.008 6456.401 L 19454.793 6456.401 L 19454.793 6041.197 L 19027.008 6041.197 Z">
                <!-- 10 nodes -->
              </draw:path>
              <draw:path id="path4853" draw:style-name="style3" draw:layer="layout" svg:x="10.595cm" svg:y="2.545cm" svg:width="0.427cm" svg:height="1.365cm" svg:viewBox="0.0 0.0 427.785 1365.140" svg:d="M 21191.101 5091.261 L 21191.101 5519.047 L 21618.886 5519.047 L 21618.886 5091.261 L 21191.101 5091.261 ZM 21191.101 6041.197 L 21191.101 6456.401 L 21618.886 6456.401 L 21618.886 6041.197 L 21191.101 6041.197 Z">
                <!-- 10 nodes -->
              </draw:path>
            </draw:g>
            <!-- id="g5638" -->
            <draw:path id="path4855" draw:style-name="style3" draw:layer="layout" svg:x="11.517cm" svg:y="2.012cm" svg:width="0.694cm" svg:height="1.943cm" svg:viewBox="0.0 0.0 694.319 1943.568" svg:d="M 23161.588 5968.045 L 23511.378 5968.045 L 23511.378 4829.257 L 23708.628 4829.257 L 23708.628 4537.327 L 23511.378 4537.327 C 23514.009 4405.825 23558.718 4361.116 23695.478 4361.116 L 23729.668 4361.116 L 23729.668 4029.736 C 23687.588 4024.477 23666.548 4024.477 23642.878 4024.477 C 23492.968 4024.477 23366.728 4079.707 23277.308 4187.536 C 23206.298 4271.695 23179.998 4355.857 23161.588 4537.327 L 23035.348 4537.327 L 23035.348 4829.257 L 23161.588 4829.257 L 23161.588 5968.045 L 23161.588 5968.045 ">
              <!-- 17 nodes -->
            </draw:path>
            <draw:path id="path4857" draw:style-name="style3" draw:layer="layout" svg:x="12.304cm" svg:y="2.464cm" svg:width="1.549cm" svg:height="1.525cm" svg:viewBox="0.0 0.0 1549.068 1525.401" svg:d="M 25380.237 4929.193 C 24956.807 4929.193 24609.648 5273.725 24609.648 5691.895 C 24609.648 6112.693 24956.808 6454.594 25382.867 6454.594 C 25806.296 6454.594 26158.716 6112.693 26158.716 5702.413 C 26158.716 5268.466 25819.446 4929.193 25380.237 4929.193 L 25380.237 4929.193 M 25382.868 5250.055 C 25616.938 5250.055 25806.298 5449.933 25806.298 5691.895 C 25806.298 5936.482 25616.938 6133.735 25385.498 6133.735 C 25148.798 6133.735 24962.068 5936.482 24962.068 5686.633 C 24962.068 5447.305 25154.058 5250.055 25382.868 5250.055 L 25382.868 5250.055 ">
              <!-- 12 nodes -->
            </draw:path>
            <draw:path id="path4859" draw:style-name="style3" draw:layer="layout" svg:x="14.052cm" svg:y="2.464cm" svg:width="0.662cm" svg:height="1.491cm" svg:viewBox="0.0 0.0 662.759 1491.210" svg:d="M 28105.573 6420.403 L 28455.363 6420.403 L 28455.363 5610.364 C 28455.363 5384.185 28557.933 5271.094 28768.333 5265.835 L 28768.333 4929.193 L 28742.033 4929.193 C 28592.123 4929.193 28518.483 4971.274 28426.433 5105.404 L 28426.433 4963.384 L 28105.573 4963.384 L 28105.573 6420.403 L 28105.573 6420.403 ">
              <!-- 11 nodes -->
            </draw:path>
          </draw:g>
          <!-- id="text4294" -->
        </draw:g>
        <!-- id="layer1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Thu Oct 16 20:11:03 2014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647385" draw:fill-opacity="100.000%" draw:stroke="none"/>
    </style:style>
    <style:style style:name="style1" style:family="graphic" style:parent-style-name="standard">
      <style:graphic-properties draw:fill="solid" draw:fill-color="#c83737" draw:fill-opacity="100.000%" draw:stroke="none"/>
    </style:style>
    <style:style style:name="style2" style:family="graphic" style:parent-style-name="standard">
      <style:graphic-properties draw:fill="solid" draw:fill-color="#2b3e50" draw:fill-opacity="100.000%" draw:stroke="none"/>
    </style:style>
    <style:style style:name="style3" style:family="graphic" style:parent-style-name="standard">
      <style:graphic-properties draw:fill="solid" draw:fill-color="#d0d5d8" draw:fill-opacity="100.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Thu Oct 16 20:11:03 2014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